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10.1181in" table:align="margins"/>
    </style:style>
    <style:style style:name="STUDENTS.A" style:family="table-column">
      <style:table-column-properties style:column-width="0.4972in" style:rel-column-width="716*"/>
    </style:style>
    <style:style style:name="STUDENTS.B" style:family="table-column">
      <style:table-column-properties style:column-width="1.8424in" style:rel-column-width="2653*"/>
    </style:style>
    <style:style style:name="STUDENTS.C" style:family="table-column">
      <style:table-column-properties style:column-width="1.0153in" style:rel-column-width="1462*"/>
    </style:style>
    <style:style style:name="STUDENTS.D" style:family="table-column">
      <style:table-column-properties style:column-width="1.0826in" style:rel-column-width="1559*"/>
    </style:style>
    <style:style style:name="STUDENTS.E" style:family="table-column">
      <style:table-column-properties style:column-width="0.8979in" style:rel-column-width="1293*"/>
    </style:style>
    <style:style style:name="STUDENTS.F" style:family="table-column">
      <style:table-column-properties style:column-width="1.0729in" style:rel-column-width="1545*"/>
    </style:style>
    <style:style style:name="STUDENTS.H" style:family="table-column">
      <style:table-column-properties style:column-width="0.8896in" style:rel-column-width="1281*"/>
    </style:style>
    <style:style style:name="STUDENTS.I" style:family="table-column">
      <style:table-column-properties style:column-width="0.9563in" style:rel-column-width="1377*"/>
    </style:style>
    <style:style style:name="STUDENTS.J" style:family="table-column">
      <style:table-column-properties style:column-width="0.791in" style:rel-column-width="1139*"/>
    </style:style>
    <style:style style:name="STUDENT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STUDENTS.J1" style:family="table-cell">
      <style:table-cell-properties style:vertical-align="middle" fo:padding="0.0382in" fo:border="0.05pt solid #000000"/>
    </style:style>
    <style:style style:name="STUDENTS.A2" style:family="table-cell">
      <style:table-cell-properties fo:padding="0.0382in" fo:border-left="0.05pt solid #000000" fo:border-right="none" fo:border-top="none" fo:border-bottom="0.05pt solid #000000"/>
    </style:style>
    <style:style style:name="STUDENTS.B2" style:family="table-cell">
      <style:table-cell-properties fo:padding="0.0382in" fo:border-left="0.05pt solid #000000" fo:border-right="none" fo:border-top="none" fo:border-bottom="0.05pt solid #000000"/>
    </style:style>
    <style:style style:name="STUDENTS.C2" style:family="table-cell">
      <style:table-cell-properties fo:padding="0.0382in" fo:border-left="0.05pt solid #000000" fo:border-right="none" fo:border-top="none" fo:border-bottom="0.05pt solid #000000"/>
    </style:style>
    <style:style style:name="STUDENTS.D2" style:family="table-cell">
      <style:table-cell-properties fo:padding="0.0382in" fo:border-left="0.05pt solid #000000" fo:border-right="none" fo:border-top="none" fo:border-bottom="0.05pt solid #000000"/>
    </style:style>
    <style:style style:name="STUDENTS.E2" style:family="table-cell">
      <style:table-cell-properties fo:padding="0.0382in" fo:border-left="0.05pt solid #000000" fo:border-right="none" fo:border-top="none" fo:border-bottom="0.05pt solid #000000"/>
    </style:style>
    <style:style style:name="STUDENTS.F2" style:family="table-cell">
      <style:table-cell-properties fo:padding="0.0382in" fo:border-left="0.05pt solid #000000" fo:border-right="none" fo:border-top="none" fo:border-bottom="0.05pt solid #000000"/>
    </style:style>
    <style:style style:name="STUDENTS.G2" style:family="table-cell">
      <style:table-cell-properties fo:padding="0.0382in" fo:border-left="0.05pt solid #000000" fo:border-right="none" fo:border-top="none" fo:border-bottom="0.05pt solid #000000"/>
    </style:style>
    <style:style style:name="STUDENTS.H2" style:family="table-cell">
      <style:table-cell-properties fo:padding="0.0382in" fo:border-left="0.05pt solid #000000" fo:border-right="none" fo:border-top="none" fo:border-bottom="0.05pt solid #000000"/>
    </style:style>
    <style:style style:name="STUDENTS.I2" style:family="table-cell">
      <style:table-cell-properties fo:padding="0.0382in" fo:border-left="0.05pt solid #000000" fo:border-right="none" fo:border-top="none" fo:border-bottom="0.05pt solid #000000"/>
    </style:style>
    <style:style style:name="STUDENTS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US" fo:font-weight="bold" fo:background-color="transparent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fo:background-color="transparen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fo:background-color="transparen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bold" fo:background-color="transparent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background-color="transparent"/>
    </style:style>
    <style:style style:name="P7" style:family="paragraph" style:parent-style-name="Table_20_Contents">
      <style:paragraph-properties fo:text-align="start" style:justify-single-word="false"/>
      <style:text-properties fo:background-color="transparent"/>
    </style:style>
    <style:style style:name="P8" style:family="paragraph" style:parent-style-name="Table_20_Contents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161723" officeooo:paragraph-rsid="00161723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GENERATION_DATE]</text:p>
      <text:p text:style-name="P2"/>
      <text:p text:style-name="P2">Реестр выдачи выпускных документов</text:p>
      <text:p text:style-name="P2"/>
      <text:p text:style-name="P1">[REGISTRY_NAME]</text:p>
      <text:p text:style-name="P2">Группа [GROUP_NUMBER]</text:p>
      <text:p text:style-name="P4">Программа (модуль программы), специализация: [PROGRAM_NAME]</text:p>
      <text:p text:style-name="P2"/>
      <table:table table:name="STUDENTS" table:style-name="STUDENTS">
        <table:table-column table:style-name="STUDENTS.A"/>
        <table:table-column table:style-name="STUDENTS.B"/>
        <table:table-column table:style-name="STUDENTS.C"/>
        <table:table-column table:style-name="STUDENTS.D"/>
        <table:table-column table:style-name="STUDENTS.E"/>
        <table:table-column table:style-name="STUDENTS.F" table:number-columns-repeated="2"/>
        <table:table-column table:style-name="STUDENTS.H"/>
        <table:table-column table:style-name="STUDENTS.I"/>
        <table:table-column table:style-name="STUDENTS.J"/>
        <table:table-header-rows>
          <table:table-row>
            <table:table-cell table:style-name="STUDENTS.A1" office:value-type="string">
              <text:p text:style-name="P5">№ п/п</text:p>
            </table:table-cell>
            <table:table-cell table:style-name="STUDENTS.A1" office:value-type="string">
              <text:p text:style-name="P5">Фамилия Имя Отчество</text:p>
            </table:table-cell>
            <table:table-cell table:style-name="STUDENTS.A1" office:value-type="string">
              <text:p text:style-name="P5">Дата начала обучения</text:p>
            </table:table-cell>
            <table:table-cell table:style-name="STUDENTS.A1" office:value-type="string">
              <text:p text:style-name="P5">Дата окончания обучения</text:p>
            </table:table-cell>
            <table:table-cell table:style-name="STUDENTS.A1" office:value-type="string">
              <text:p text:style-name="P5">Дата документа</text:p>
            </table:table-cell>
            <table:table-cell table:style-name="STUDENTS.A1" office:value-type="string">
              <text:p text:style-name="P5">Рег. номер</text:p>
            </table:table-cell>
            <table:table-cell table:style-name="STUDENTS.A1" office:value-type="string">
              <text:p text:style-name="P5">№ бланка (при наличии)</text:p>
            </table:table-cell>
            <table:table-cell table:style-name="STUDENTS.A1" office:value-type="string">
              <text:p text:style-name="P5">Дата получения</text:p>
            </table:table-cell>
            <table:table-cell table:style-name="STUDENTS.A1" office:value-type="string">
              <text:p text:style-name="P5">Личная подпись</text:p>
            </table:table-cell>
            <table:table-cell table:style-name="STUDENTS.J1" office:value-type="string">
              <text:p text:style-name="P5">Статус</text:p>
            </table:table-cell>
          </table:table-row>
        </table:table-header-rows>
        <table:table-row>
          <table:table-cell table:style-name="STUDENTS.A2" office:value-type="string">
            <text:p text:style-name="P6">[INDEX]</text:p>
          </table:table-cell>
          <table:table-cell table:style-name="STUDENTS.B2" office:value-type="string">
            <text:p text:style-name="P7">[STUDENT_NAME]</text:p>
          </table:table-cell>
          <table:table-cell table:style-name="STUDENTS.C2" office:value-type="string">
            <text:p text:style-name="P6">[EDUCATION_START]</text:p>
          </table:table-cell>
          <table:table-cell table:style-name="STUDENTS.D2" office:value-type="string">
            <text:p text:style-name="P6">[EDUCATION_END]</text:p>
          </table:table-cell>
          <table:table-cell table:style-name="STUDENTS.E2" office:value-type="string">
            <text:p text:style-name="P6">[DOCUMENT_DATE]</text:p>
          </table:table-cell>
          <table:table-cell table:style-name="STUDENTS.F2" office:value-type="string">
            <text:p text:style-name="P6">[NUMBER]</text:p>
          </table:table-cell>
          <table:table-cell table:style-name="STUDENTS.G2" office:value-type="string">
            <text:p text:style-name="P9">[BLANK_NUMBER]</text:p>
          </table:table-cell>
          <table:table-cell table:style-name="STUDENTS.H2" office:value-type="string">
            <text:p text:style-name="P6"/>
          </table:table-cell>
          <table:table-cell table:style-name="STUDENTS.I2" office:value-type="string">
            <text:p text:style-name="P6"/>
          </table:table-cell>
          <table:table-cell table:style-name="STUDENTS.J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6-28T14:37:56.92</meta:creation-date>
    <dc:date>2016-10-24T20:48:34.392420032</dc:date>
    <meta:editing-duration>PT1H7M33S</meta:editing-duration>
    <meta:editing-cycles>9</meta:editing-cycles>
    <meta:generator>LibreOffice/5.1.4.2$Linux_X86_64 LibreOffice_project/10m0$Build-2</meta:generator>
    <meta:document-statistic meta:table-count="1" meta:image-count="0" meta:object-count="0" meta:page-count="1" meta:paragraph-count="22" meta:word-count="44" meta:character-count="384" meta:non-whitespace-character-count="362"/>
  </office:meta>
</office:document-meta>
</file>